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3" table:formula="of:=[.F2]" office:value-type="float" office:value="66.508743832296">
            <text:p>66.508744</text:p>
          </table:table-cell>
          <table:table-cell table:formula="of:=POWER(1/(P_A*(P_P-1));(1/P_P))" office:value-type="float" office:value="0.1">
            <text:p>0.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</text:p>
          </table:table-cell>
          <table:table-cell table:style-name="ce3" table:formula="of:=[.F3]" office:value-type="float" office:value="2166.66666666667">
            <text:p>2166.666667</text:p>
          </table:table-cell>
          <table:table-cell table:formula="of:=[.C1]/(1+(1/(P_P-1)) )" office:value-type="float" office:value="0.0230769230769231">
            <text:p>0.02</text:p>
          </table:table-cell>
          <table:table-cell table:style-name="ce1" office:value-type="string">
            <text:p>Angle:</text:p>
          </table:table-cell>
          <table:table-cell office:value-type="float" office:value="0.1">
            <text:p>0.1</text:p>
          </table:table-cell>
          <table:table-cell table:formula="of:=1/((P_P-1)*POWER([.E2];P_P))" office:value-type="float" office:value="66.508743832296">
            <text:p>66.51</text:p>
          </table:table-cell>
        </table:table-row>
        <table:table-row table:style-name="ro1">
          <table:table-cell table:style-name="ce1" office:value-type="string">
            <text:p>P</text:p>
          </table:table-cell>
          <table:table-cell table:style-name="ce3" office:value-type="float" office:value="1.3">
            <text:p>1.300000</text:p>
          </table:table-cell>
          <table:table-cell/>
          <table:table-cell table:style-name="ce1" office:value-type="string">
            <text:p>Mu:</text:p>
          </table:table-cell>
          <table:table-cell office:value-type="float" office:value="50">
            <text:p>50</text:p>
          </table:table-cell>
          <table:table-cell table:formula="of:=[.E3]/([.E2]/(1+(1/(P_P-1)) ))" office:value-type="float" office:value="2166.66666666667">
            <text:p>2166.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>
            <text:p>SA</text:p>
          </table:table-cell>
          <table:table-cell table:style-name="ce2" office:value-type="string">
            <text:p>LF</text:p>
          </table:table-cell>
          <table:table-cell>
            <draw:frame table:end-cell-address="Sheet1.P44" table:end-x="0.649cm" table:end-y="0.258cm" draw:z-index="0" draw:style-name="gr1" svg:width="28.747cm" svg:height="16.726cm" svg:x="1.257cm" svg:y="0.16cm">
              <draw:object draw:notify-on-update-of-ranges="Sheet1.A6:Sheet1.A6 Sheet1.A7:Sheet1.A67 Sheet1.B6:Sheet1.B6 Sheet1.B7:Sheet1.B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P_B*[.A7]/(1+P_A*POWER([.A7];P_P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01">
            <text:p>0.01</text:p>
          </table:table-cell>
          <table:table-cell table:formula="of:=P_B*[.A8]/(1+P_A*POWER([.A8];P_P))" office:value-type="float" office:value="18.5651311005893">
            <text:p>18.57</text:p>
          </table:table-cell>
          <table:table-cell table:number-columns-repeated="4"/>
        </table:table-row>
        <table:table-row table:style-name="ro1">
          <table:table-cell office:value-type="float" office:value="0.02">
            <text:p>0.02</text:p>
          </table:table-cell>
          <table:table-cell table:formula="of:=P_B*[.A9]/(1+P_A*POWER([.A9];P_P))" office:value-type="float" office:value="30.7033350503362">
            <text:p>30.7</text:p>
          </table:table-cell>
          <table:table-cell table:number-columns-repeated="4"/>
        </table:table-row>
        <table:table-row table:style-name="ro1">
          <table:table-cell office:value-type="float" office:value="0.03">
            <text:p>0.03</text:p>
          </table:table-cell>
          <table:table-cell table:formula="of:=P_B*[.A10]/(1+P_A*POWER([.A10];P_P))" office:value-type="float" office:value="38.3063794476967">
            <text:p>38.31</text:p>
          </table:table-cell>
          <table:table-cell table:number-columns-repeated="4"/>
        </table:table-row>
        <table:table-row table:style-name="ro1">
          <table:table-cell office:value-type="float" office:value="0.04">
            <text:p>0.04</text:p>
          </table:table-cell>
          <table:table-cell table:formula="of:=P_B*[.A11]/(1+P_A*POWER([.A11];P_P))" office:value-type="float" office:value="43.0561153026232">
            <text:p>43.06</text:p>
          </table:table-cell>
          <table:table-cell table:number-columns-repeated="4"/>
        </table:table-row>
        <table:table-row table:style-name="ro1">
          <table:table-cell office:value-type="float" office:value="0.05">
            <text:p>0.05</text:p>
          </table:table-cell>
          <table:table-cell table:formula="of:=P_B*[.A12]/(1+P_A*POWER([.A12];P_P))" office:value-type="float" office:value="46.0257671841854">
            <text:p>46.03</text:p>
          </table:table-cell>
          <table:table-cell table:number-columns-repeated="4"/>
        </table:table-row>
        <table:table-row table:style-name="ro1">
          <table:table-cell office:value-type="float" office:value="0.06">
            <text:p>0.06</text:p>
          </table:table-cell>
          <table:table-cell table:formula="of:=P_B*[.A13]/(1+P_A*POWER([.A13];P_P))" office:value-type="float" office:value="47.8674251852339">
            <text:p>47.87</text:p>
          </table:table-cell>
          <table:table-cell table:number-columns-repeated="4"/>
        </table:table-row>
        <table:table-row table:style-name="ro1">
          <table:table-cell office:value-type="float" office:value="0.07">
            <text:p>0.07</text:p>
          </table:table-cell>
          <table:table-cell table:formula="of:=P_B*[.A14]/(1+P_A*POWER([.A14];P_P))" office:value-type="float" office:value="48.9791660352558">
            <text:p>48.98</text:p>
          </table:table-cell>
          <table:table-cell table:number-columns-repeated="4"/>
        </table:table-row>
        <table:table-row table:style-name="ro1">
          <table:table-cell office:value-type="float" office:value="0.08">
            <text:p>0.08</text:p>
          </table:table-cell>
          <table:table-cell table:formula="of:=P_B*[.A15]/(1+P_A*POWER([.A15];P_P))" office:value-type="float" office:value="49.6089120410846">
            <text:p>49.61</text:p>
          </table:table-cell>
          <table:table-cell table:number-columns-repeated="4"/>
        </table:table-row>
        <table:table-row table:style-name="ro1">
          <table:table-cell office:value-type="float" office:value="0.09">
            <text:p>0.09</text:p>
          </table:table-cell>
          <table:table-cell table:formula="of:=P_B*[.A16]/(1+P_A*POWER([.A16];P_P))" office:value-type="float" office:value="49.9147803216002">
            <text:p>49.91</text:p>
          </table:table-cell>
          <table:table-cell table:number-columns-repeated="4"/>
        </table:table-row>
        <table:table-row table:style-name="ro1">
          <table:table-cell office:value-type="float" office:value="0.1">
            <text:p>0.1</text:p>
          </table:table-cell>
          <table:table-cell table:formula="of:=P_B*[.A17]/(1+P_A*POWER([.A17];P_P)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0.11">
            <text:p>0.11</text:p>
          </table:table-cell>
          <table:table-cell table:formula="of:=P_B*[.A18]/(1+P_A*POWER([.A18];P_P))" office:value-type="float" office:value="49.9334336570723">
            <text:p>49.93</text:p>
          </table:table-cell>
          <table:table-cell table:number-columns-repeated="4"/>
        </table:table-row>
        <table:table-row table:style-name="ro1">
          <table:table-cell office:value-type="float" office:value="0.12">
            <text:p>0.12</text:p>
          </table:table-cell>
          <table:table-cell table:formula="of:=P_B*[.A19]/(1+P_A*POWER([.A19];P_P))" office:value-type="float" office:value="49.7619096098075">
            <text:p>49.76</text:p>
          </table:table-cell>
          <table:table-cell table:number-columns-repeated="4"/>
        </table:table-row>
        <table:table-row table:style-name="ro1">
          <table:table-cell office:value-type="float" office:value="0.13">
            <text:p>0.13</text:p>
          </table:table-cell>
          <table:table-cell table:formula="of:=P_B*[.A20]/(1+P_A*POWER([.A20];P_P))" office:value-type="float" office:value="49.5178115713111">
            <text:p>49.52</text:p>
          </table:table-cell>
          <table:table-cell table:number-columns-repeated="4"/>
        </table:table-row>
        <table:table-row table:style-name="ro1">
          <table:table-cell office:value-type="float" office:value="0.14">
            <text:p>0.14</text:p>
          </table:table-cell>
          <table:table-cell table:formula="of:=P_B*[.A21]/(1+P_A*POWER([.A21];P_P))" office:value-type="float" office:value="49.2238597655564">
            <text:p>49.22</text:p>
          </table:table-cell>
          <table:table-cell table:number-columns-repeated="4"/>
        </table:table-row>
        <table:table-row table:style-name="ro1">
          <table:table-cell office:value-type="float" office:value="0.15">
            <text:p>0.15</text:p>
          </table:table-cell>
          <table:table-cell table:formula="of:=P_B*[.A22]/(1+P_A*POWER([.A22];P_P))" office:value-type="float" office:value="48.8961897502412">
            <text:p>48.9</text:p>
          </table:table-cell>
          <table:table-cell table:number-columns-repeated="4"/>
        </table:table-row>
        <table:table-row table:style-name="ro1">
          <table:table-cell office:value-type="float" office:value="0.16">
            <text:p>0.16</text:p>
          </table:table-cell>
          <table:table-cell table:formula="of:=P_B*[.A23]/(1+P_A*POWER([.A23];P_P))" office:value-type="float" office:value="48.5463758084356">
            <text:p>48.55</text:p>
          </table:table-cell>
          <table:table-cell table:number-columns-repeated="4"/>
        </table:table-row>
        <table:table-row table:style-name="ro1">
          <table:table-cell office:value-type="float" office:value="0.17">
            <text:p>0.17</text:p>
          </table:table-cell>
          <table:table-cell table:formula="of:=P_B*[.A24]/(1+P_A*POWER([.A24];P_P))" office:value-type="float" office:value="48.1827857710581">
            <text:p>48.18</text:p>
          </table:table-cell>
          <table:table-cell table:number-columns-repeated="4"/>
        </table:table-row>
        <table:table-row table:style-name="ro1">
          <table:table-cell office:value-type="float" office:value="0.18">
            <text:p>0.18</text:p>
          </table:table-cell>
          <table:table-cell table:formula="of:=P_B*[.A25]/(1+P_A*POWER([.A25];P_P))" office:value-type="float" office:value="47.8115037663251">
            <text:p>47.81</text:p>
          </table:table-cell>
          <table:table-cell table:number-columns-repeated="4"/>
        </table:table-row>
        <table:table-row table:style-name="ro1">
          <table:table-cell office:value-type="float" office:value="0.19">
            <text:p>0.19</text:p>
          </table:table-cell>
          <table:table-cell table:formula="of:=P_B*[.A26]/(1+P_A*POWER([.A26];P_P))" office:value-type="float" office:value="47.436968512917">
            <text:p>47.44</text:p>
          </table:table-cell>
          <table:table-cell table:number-columns-repeated="4"/>
        </table:table-row>
        <table:table-row table:style-name="ro1">
          <table:table-cell office:value-type="float" office:value="0.2">
            <text:p>0.2</text:p>
          </table:table-cell>
          <table:table-cell table:formula="of:=P_B*[.A27]/(1+P_A*POWER([.A27];P_P))" office:value-type="float" office:value="47.0624211139371">
            <text:p>47.06</text:p>
          </table:table-cell>
          <table:table-cell table:number-columns-repeated="4"/>
        </table:table-row>
        <table:table-row table:style-name="ro1">
          <table:table-cell office:value-type="float" office:value="0.21">
            <text:p>0.21</text:p>
          </table:table-cell>
          <table:table-cell table:formula="of:=P_B*[.A28]/(1+P_A*POWER([.A28];P_P))" office:value-type="float" office:value="46.6902232529928">
            <text:p>46.69</text:p>
          </table:table-cell>
          <table:table-cell table:number-columns-repeated="4"/>
        </table:table-row>
        <table:table-row table:style-name="ro1">
          <table:table-cell office:value-type="float" office:value="0.22">
            <text:p>0.22</text:p>
          </table:table-cell>
          <table:table-cell table:formula="of:=P_B*[.A29]/(1+P_A*POWER([.A29];P_P))" office:value-type="float" office:value="46.3220859403177">
            <text:p>46.32</text:p>
          </table:table-cell>
          <table:table-cell table:number-columns-repeated="4"/>
        </table:table-row>
        <table:table-row table:style-name="ro1">
          <table:table-cell office:value-type="float" office:value="0.23">
            <text:p>0.23</text:p>
          </table:table-cell>
          <table:table-cell table:formula="of:=P_B*[.A30]/(1+P_A*POWER([.A30];P_P))" office:value-type="float" office:value="45.959235693514">
            <text:p>45.96</text:p>
          </table:table-cell>
          <table:table-cell table:number-columns-repeated="4"/>
        </table:table-row>
        <table:table-row table:style-name="ro1">
          <table:table-cell office:value-type="float" office:value="0.24">
            <text:p>0.24</text:p>
          </table:table-cell>
          <table:table-cell table:formula="of:=P_B*[.A31]/(1+P_A*POWER([.A31];P_P))" office:value-type="float" office:value="45.6025364191271">
            <text:p>45.6</text:p>
          </table:table-cell>
          <table:table-cell table:number-columns-repeated="4"/>
        </table:table-row>
        <table:table-row table:style-name="ro1">
          <table:table-cell office:value-type="float" office:value="0.25">
            <text:p>0.25</text:p>
          </table:table-cell>
          <table:table-cell table:formula="of:=P_B*[.A32]/(1+P_A*POWER([.A32];P_P))" office:value-type="float" office:value="45.2525795737824">
            <text:p>45.25</text:p>
          </table:table-cell>
          <table:table-cell table:number-columns-repeated="4"/>
        </table:table-row>
        <table:table-row table:style-name="ro1">
          <table:table-cell office:value-type="float" office:value="0.26">
            <text:p>0.26</text:p>
          </table:table-cell>
          <table:table-cell table:formula="of:=P_B*[.A33]/(1+P_A*POWER([.A33];P_P))" office:value-type="float" office:value="44.9097513757609">
            <text:p>44.91</text:p>
          </table:table-cell>
          <table:table-cell table:number-columns-repeated="4"/>
        </table:table-row>
        <table:table-row table:style-name="ro1">
          <table:table-cell office:value-type="float" office:value="0.27">
            <text:p>0.27</text:p>
          </table:table-cell>
          <table:table-cell table:formula="of:=P_B*[.A34]/(1+P_A*POWER([.A34];P_P))" office:value-type="float" office:value="44.5742832539552">
            <text:p>44.57</text:p>
          </table:table-cell>
          <table:table-cell table:number-columns-repeated="4"/>
        </table:table-row>
        <table:table-row table:style-name="ro1">
          <table:table-cell office:value-type="float" office:value="0.28">
            <text:p>0.28</text:p>
          </table:table-cell>
          <table:table-cell table:formula="of:=P_B*[.A35]/(1+P_A*POWER([.A35];P_P))" office:value-type="float" office:value="44.2462899456052">
            <text:p>44.25</text:p>
          </table:table-cell>
          <table:table-cell table:number-columns-repeated="4"/>
        </table:table-row>
        <table:table-row table:style-name="ro1">
          <table:table-cell office:value-type="float" office:value="0.29">
            <text:p>0.29</text:p>
          </table:table-cell>
          <table:table-cell table:formula="of:=P_B*[.A36]/(1+P_A*POWER([.A36];P_P))" office:value-type="float" office:value="43.925798419783">
            <text:p>43.93</text:p>
          </table:table-cell>
          <table:table-cell table:number-columns-repeated="4"/>
        </table:table-row>
        <table:table-row table:style-name="ro1">
          <table:table-cell office:value-type="float" office:value="0.3">
            <text:p>0.3</text:p>
          </table:table-cell>
          <table:table-cell table:formula="of:=P_B*[.A37]/(1+P_A*POWER([.A37];P_P))" office:value-type="float" office:value="43.6127699359372">
            <text:p>43.61</text:p>
          </table:table-cell>
          <table:table-cell table:number-columns-repeated="4"/>
        </table:table-row>
        <table:table-row table:style-name="ro1">
          <table:table-cell office:value-type="float" office:value="0.31">
            <text:p>0.31</text:p>
          </table:table-cell>
          <table:table-cell table:formula="of:=P_B*[.A38]/(1+P_A*POWER([.A38];P_P))" office:value-type="float" office:value="43.3071169306617">
            <text:p>43.31</text:p>
          </table:table-cell>
          <table:table-cell table:number-columns-repeated="4"/>
        </table:table-row>
        <table:table-row table:style-name="ro1">
          <table:table-cell office:value-type="float" office:value="0.32">
            <text:p>0.32</text:p>
          </table:table-cell>
          <table:table-cell table:formula="of:=P_B*[.A39]/(1+P_A*POWER([.A39];P_P))" office:value-type="float" office:value="43.0087159841267">
            <text:p>43.01</text:p>
          </table:table-cell>
          <table:table-cell table:number-columns-repeated="4"/>
        </table:table-row>
        <table:table-row table:style-name="ro1">
          <table:table-cell office:value-type="float" office:value="0.33">
            <text:p>0.33</text:p>
          </table:table-cell>
          <table:table-cell table:formula="of:=P_B*[.A40]/(1+P_A*POWER([.A40];P_P))" office:value-type="float" office:value="42.7174177980514">
            <text:p>42.72</text:p>
          </table:table-cell>
          <table:table-cell table:number-columns-repeated="4"/>
        </table:table-row>
        <table:table-row table:style-name="ro1">
          <table:table-cell office:value-type="float" office:value="0.34">
            <text:p>0.34</text:p>
          </table:table-cell>
          <table:table-cell table:formula="of:=P_B*[.A41]/(1+P_A*POWER([.A41];P_P))" office:value-type="float" office:value="42.4330548839906">
            <text:p>42.43</text:p>
          </table:table-cell>
          <table:table-cell table:number-columns-repeated="4"/>
        </table:table-row>
        <table:table-row table:style-name="ro1">
          <table:table-cell office:value-type="float" office:value="0.35">
            <text:p>0.35</text:p>
          </table:table-cell>
          <table:table-cell table:formula="of:=P_B*[.A42]/(1+P_A*POWER([.A42];P_P))" office:value-type="float" office:value="42.1554474893035">
            <text:p>42.16</text:p>
          </table:table-cell>
          <table:table-cell table:number-columns-repeated="4"/>
        </table:table-row>
        <table:table-row table:style-name="ro1">
          <table:table-cell office:value-type="float" office:value="0.36">
            <text:p>0.36</text:p>
          </table:table-cell>
          <table:table-cell table:formula="of:=P_B*[.A43]/(1+P_A*POWER([.A43];P_P))" office:value-type="float" office:value="41.8844081612134">
            <text:p>41.88</text:p>
          </table:table-cell>
          <table:table-cell table:number-columns-repeated="4"/>
        </table:table-row>
        <table:table-row table:style-name="ro1">
          <table:table-cell office:value-type="float" office:value="0.37">
            <text:p>0.37</text:p>
          </table:table-cell>
          <table:table-cell table:formula="of:=P_B*[.A44]/(1+P_A*POWER([.A44];P_P))" office:value-type="float" office:value="41.6197452546639">
            <text:p>41.62</text:p>
          </table:table-cell>
          <table:table-cell table:number-columns-repeated="4"/>
        </table:table-row>
        <table:table-row table:style-name="ro1">
          <table:table-cell office:value-type="float" office:value="0.38">
            <text:p>0.38</text:p>
          </table:table-cell>
          <table:table-cell table:formula="of:=P_B*[.A45]/(1+P_A*POWER([.A45];P_P))" office:value-type="float" office:value="41.3612656185867">
            <text:p>41.36</text:p>
          </table:table-cell>
          <table:table-cell table:number-columns-repeated="4"/>
        </table:table-row>
        <table:table-row table:style-name="ro1">
          <table:table-cell office:value-type="float" office:value="0.39">
            <text:p>0.39</text:p>
          </table:table-cell>
          <table:table-cell table:formula="of:=P_B*[.A46]/(1+P_A*POWER([.A46];P_P))" office:value-type="float" office:value="41.1087766414848">
            <text:p>41.11</text:p>
          </table:table-cell>
          <table:table-cell table:number-columns-repeated="4"/>
        </table:table-row>
        <table:table-row table:style-name="ro1">
          <table:table-cell office:value-type="float" office:value="0.4">
            <text:p>0.4</text:p>
          </table:table-cell>
          <table:table-cell table:formula="of:=P_B*[.A47]/(1+P_A*POWER([.A47];P_P))" office:value-type="float" office:value="40.8620877964403">
            <text:p>40.86</text:p>
          </table:table-cell>
          <table:table-cell table:number-columns-repeated="4"/>
        </table:table-row>
        <table:table-row table:style-name="ro1">
          <table:table-cell office:value-type="float" office:value="0.41">
            <text:p>0.41</text:p>
          </table:table-cell>
          <table:table-cell table:formula="of:=P_B*[.A48]/(1+P_A*POWER([.A48];P_P))" office:value-type="float" office:value="40.6210117944884">
            <text:p>40.62</text:p>
          </table:table-cell>
          <table:table-cell table:number-columns-repeated="4"/>
        </table:table-row>
        <table:table-row table:style-name="ro1">
          <table:table-cell office:value-type="float" office:value="0.42">
            <text:p>0.42</text:p>
          </table:table-cell>
          <table:table-cell table:formula="of:=P_B*[.A49]/(1+P_A*POWER([.A49];P_P))" office:value-type="float" office:value="40.3853654313768">
            <text:p>40.39</text:p>
          </table:table-cell>
          <table:table-cell table:number-columns-repeated="4"/>
        </table:table-row>
        <table:table-row table:style-name="ro1">
          <table:table-cell office:value-type="float" office:value="0.43">
            <text:p>0.43</text:p>
          </table:table-cell>
          <table:table-cell table:formula="of:=P_B*[.A50]/(1+P_A*POWER([.A50];P_P))" office:value-type="float" office:value="40.1549701942742">
            <text:p>40.15</text:p>
          </table:table-cell>
          <table:table-cell table:number-columns-repeated="4"/>
        </table:table-row>
        <table:table-row table:style-name="ro1">
          <table:table-cell office:value-type="float" office:value="0.44">
            <text:p>0.44</text:p>
          </table:table-cell>
          <table:table-cell table:formula="of:=P_B*[.A51]/(1+P_A*POWER([.A51];P_P))" office:value-type="float" office:value="39.9296526806974">
            <text:p>39.93</text:p>
          </table:table-cell>
          <table:table-cell table:number-columns-repeated="4"/>
        </table:table-row>
        <table:table-row table:style-name="ro1">
          <table:table-cell office:value-type="float" office:value="0.45">
            <text:p>0.45</text:p>
          </table:table-cell>
          <table:table-cell table:formula="of:=P_B*[.A52]/(1+P_A*POWER([.A52];P_P))" office:value-type="float" office:value="39.7092448708008">
            <text:p>39.71</text:p>
          </table:table-cell>
          <table:table-cell table:number-columns-repeated="4"/>
        </table:table-row>
        <table:table-row table:style-name="ro1">
          <table:table-cell office:value-type="float" office:value="0.46">
            <text:p>0.46</text:p>
          </table:table-cell>
          <table:table-cell table:formula="of:=P_B*[.A53]/(1+P_A*POWER([.A53];P_P))" office:value-type="float" office:value="39.4935842854898">
            <text:p>39.49</text:p>
          </table:table-cell>
          <table:table-cell table:number-columns-repeated="4"/>
        </table:table-row>
        <table:table-row table:style-name="ro1">
          <table:table-cell office:value-type="float" office:value="0.47">
            <text:p>0.47</text:p>
          </table:table-cell>
          <table:table-cell table:formula="of:=P_B*[.A54]/(1+P_A*POWER([.A54];P_P))" office:value-type="float" office:value="39.2825140560095">
            <text:p>39.28</text:p>
          </table:table-cell>
          <table:table-cell table:number-columns-repeated="4"/>
        </table:table-row>
        <table:table-row table:style-name="ro1">
          <table:table-cell office:value-type="float" office:value="0.48">
            <text:p>0.48</text:p>
          </table:table-cell>
          <table:table-cell table:formula="of:=P_B*[.A55]/(1+P_A*POWER([.A55];P_P))" office:value-type="float" office:value="39.0758829253101">
            <text:p>39.08</text:p>
          </table:table-cell>
          <table:table-cell table:number-columns-repeated="4"/>
        </table:table-row>
        <table:table-row table:style-name="ro1">
          <table:table-cell office:value-type="float" office:value="0.49">
            <text:p>0.49</text:p>
          </table:table-cell>
          <table:table-cell table:formula="of:=P_B*[.A56]/(1+P_A*POWER([.A56];P_P))" office:value-type="float" office:value="38.8735451972663">
            <text:p>38.87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formula="of:=P_B*[.A57]/(1+P_A*POWER([.A57];P_P))" office:value-type="float" office:value="38.6753606464929">
            <text:p>38.68</text:p>
          </table:table-cell>
          <table:table-cell table:number-columns-repeated="4"/>
        </table:table-row>
        <table:table-row table:style-name="ro1">
          <table:table-cell office:value-type="float" office:value="0.51">
            <text:p>0.51</text:p>
          </table:table-cell>
          <table:table-cell table:formula="of:=P_B*[.A58]/(1+P_A*POWER([.A58];P_P))" office:value-type="float" office:value="38.4811943988476">
            <text:p>38.48</text:p>
          </table:table-cell>
          <table:table-cell table:number-columns-repeated="4"/>
        </table:table-row>
        <table:table-row table:style-name="ro1">
          <table:table-cell office:value-type="float" office:value="0.52">
            <text:p>0.52</text:p>
          </table:table-cell>
          <table:table-cell table:formula="of:=P_B*[.A59]/(1+P_A*POWER([.A59];P_P))" office:value-type="float" office:value="38.2909167906144">
            <text:p>38.29</text:p>
          </table:table-cell>
          <table:table-cell table:number-columns-repeated="4"/>
        </table:table-row>
        <table:table-row table:style-name="ro1">
          <table:table-cell office:value-type="float" office:value="0.53">
            <text:p>0.53</text:p>
          </table:table-cell>
          <table:table-cell table:formula="of:=P_B*[.A60]/(1+P_A*POWER([.A60];P_P))" office:value-type="float" office:value="38.1044032126824">
            <text:p>38.1</text:p>
          </table:table-cell>
          <table:table-cell table:number-columns-repeated="4"/>
        </table:table-row>
        <table:table-row table:style-name="ro1">
          <table:table-cell office:value-type="float" office:value="0.54">
            <text:p>0.54</text:p>
          </table:table-cell>
          <table:table-cell table:formula="of:=P_B*[.A61]/(1+P_A*POWER([.A61];P_P))" office:value-type="float" office:value="37.9215339447029">
            <text:p>37.92</text:p>
          </table:table-cell>
          <table:table-cell table:number-columns-repeated="4"/>
        </table:table-row>
        <table:table-row table:style-name="ro1">
          <table:table-cell office:value-type="float" office:value="0.55">
            <text:p>0.55</text:p>
          </table:table-cell>
          <table:table-cell table:formula="of:=P_B*[.A62]/(1+P_A*POWER([.A62];P_P))" office:value-type="float" office:value="37.7421939831407">
            <text:p>37.74</text:p>
          </table:table-cell>
          <table:table-cell table:number-columns-repeated="4"/>
        </table:table-row>
        <table:table-row table:style-name="ro1">
          <table:table-cell office:value-type="float" office:value="0.56">
            <text:p>0.56</text:p>
          </table:table-cell>
          <table:table-cell table:formula="of:=P_B*[.A63]/(1+P_A*POWER([.A63];P_P))" office:value-type="float" office:value="37.5662728662837">
            <text:p>37.57</text:p>
          </table:table-cell>
          <table:table-cell table:number-columns-repeated="4"/>
        </table:table-row>
        <table:table-row table:style-name="ro1">
          <table:table-cell office:value-type="float" office:value="0.57">
            <text:p>0.57</text:p>
          </table:table-cell>
          <table:table-cell table:formula="of:=P_B*[.A64]/(1+P_A*POWER([.A64];P_P))" office:value-type="float" office:value="37.3936644985952">
            <text:p>37.39</text:p>
          </table:table-cell>
          <table:table-cell table:number-columns-repeated="4"/>
        </table:table-row>
        <table:table-row table:style-name="ro1">
          <table:table-cell office:value-type="float" office:value="0.58">
            <text:p>0.58</text:p>
          </table:table-cell>
          <table:table-cell table:formula="of:=P_B*[.A65]/(1+P_A*POWER([.A65];P_P))" office:value-type="float" office:value="37.2242669762472">
            <text:p>37.22</text:p>
          </table:table-cell>
          <table:table-cell table:number-columns-repeated="4"/>
        </table:table-row>
        <table:table-row table:style-name="ro1">
          <table:table-cell office:value-type="float" office:value="0.59">
            <text:p>0.59</text:p>
          </table:table-cell>
          <table:table-cell table:formula="of:=P_B*[.A66]/(1+P_A*POWER([.A66];P_P))" office:value-type="float" office:value="37.0579824152371">
            <text:p>37.06</text:p>
          </table:table-cell>
          <table:table-cell table:number-columns-repeated="4"/>
        </table:table-row>
        <table:table-row table:style-name="ro1">
          <table:table-cell office:value-type="float" office:value="0.6">
            <text:p>0.6</text:p>
          </table:table-cell>
          <table:table-cell table:formula="of:=P_B*[.A67]/(1+P_A*POWER([.A67];P_P))" office:value-type="float" office:value="36.8947167831437">
            <text:p>36.8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_A" table:base-cell-address="$Sheet1.$B$1" table:cell-range-address="$Sheet1.$B$1"/>
        <table:named-range table:name="P_B" table:base-cell-address="$Sheet1.$D$1" table:cell-range-address="$Sheet1.$B$2"/>
        <table:named-range table:name="P_P" table:base-cell-address="$Sheet1.$F$1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14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5T21:13:54</meta:creation-date>
    <dc:date>2010-09-27T14:26:10</dc:date>
    <meta:editing-duration>PT20H10M34S</meta:editing-duration>
    <meta:editing-cycles>2</meta:editing-cycles>
    <meta:generator>OpenOffice.org/3.1$Linux OpenOffice.org_project/310m19$Build-9420</meta:generator>
    <meta:document-statistic meta:table-count="3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748cm" svg:height="16.727cm" chart:class="chart:scatter" chart:style-name="ch1">
        <chart:legend chart:legend-position="end" svg:x="27.197cm" svg:y="8.077cm" chart:style-name="ch2"/>
        <chart:plot-area chart:style-name="ch3" table:cell-range-address="Sheet1.A6:Sheet1.B67" chart:data-source-has-labels="row" svg:x="0.574cm" svg:y="0.334cm" svg:width="26.05cm" svg:height="15.72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67" chart:label-cell-address="Sheet1.B6:Sheet1.B6" chart:class="chart:scatter">
            <chart:domain table:cell-range-address="Sheet1.A7:Sheet1.A67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6:Sheet1.B6">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7:Sheet1.A67">0</text:p>
              </table:table-cell>
              <table:table-cell office:value-type="float" office:value="0">
                <text:p text:id="Sheet1.B7:Sheet1.B6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8.5651311005893">
                <text:p>18.5651311005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30.7033350503362">
                <text:p>30.7033350503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38.3063794476967">
                <text:p>38.3063794476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43.0561153026232">
                <text:p>43.0561153026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46.0257671841854">
                <text:p>46.0257671841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7.8674251852339">
                <text:p>47.8674251852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48.9791660352558">
                <text:p>48.9791660352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49.6089120410846">
                <text:p>49.6089120410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49.9147803216002">
                <text:p>49.9147803216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9.9334336570723">
                <text:p>49.9334336570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9.7619096098075">
                <text:p>49.761909609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49.5178115713111">
                <text:p>49.5178115713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49.2238597655564">
                <text:p>49.2238597655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48.8961897502412">
                <text:p>48.8961897502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48.5463758084356">
                <text:p>48.5463758084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48.1827857710581">
                <text:p>48.18278577105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47.8115037663251">
                <text:p>47.8115037663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47.436968512917">
                <text:p>47.436968512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47.0624211139371">
                <text:p>47.0624211139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46.6902232529928">
                <text:p>46.6902232529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46.3220859403177">
                <text:p>46.3220859403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45.959235693514">
                <text:p>45.959235693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45.6025364191271">
                <text:p>45.6025364191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45.2525795737824">
                <text:p>45.252579573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44.9097513757609">
                <text:p>44.9097513757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44.5742832539552">
                <text:p>44.5742832539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44.2462899456052">
                <text:p>44.2462899456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43.925798419783">
                <text:p>43.925798419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43.6127699359372">
                <text:p>43.6127699359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43.3071169306617">
                <text:p>43.3071169306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43.0087159841267">
                <text:p>43.0087159841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42.7174177980514">
                <text:p>42.7174177980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42.4330548839906">
                <text:p>42.4330548839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42.1554474893035">
                <text:p>42.1554474893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41.8844081612134">
                <text:p>41.8844081612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41.6197452546639">
                <text:p>41.61974525466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41.3612656185867">
                <text:p>41.3612656185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41.1087766414848">
                <text:p>41.1087766414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40.8620877964403">
                <text:p>40.8620877964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40.6210117944884">
                <text:p>40.6210117944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40.3853654313768">
                <text:p>40.3853654313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40.1549701942742">
                <text:p>40.1549701942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9.9296526806974">
                <text:p>39.9296526806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9.7092448708008">
                <text:p>39.7092448708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9.4935842854898">
                <text:p>39.4935842854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9.2825140560095">
                <text:p>39.2825140560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9.0758829253101">
                <text:p>39.0758829253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8.8735451972663">
                <text:p>38.8735451972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8.6753606464929">
                <text:p>38.6753606464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8.4811943988476">
                <text:p>38.4811943988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8.2909167906144">
                <text:p>38.2909167906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8.1044032126824">
                <text:p>38.1044032126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7.9215339447029">
                <text:p>37.9215339447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7.7421939831407">
                <text:p>37.7421939831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7.5662728662837">
                <text:p>37.5662728662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7.3936644985952">
                <text:p>37.3936644985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7.2242669762472">
                <text:p>37.2242669762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7.0579824152371">
                <text:p>37.0579824152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6.8947167831437">
                <text:p>36.8947167831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